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autoencoder_summary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table:style-name="Default"/>
          <table:table-cell table:style-name="Default" office:value-type="string" calcext:value-type="string">
            <text:p>loss</text:p>
          </table:table-cell>
          <table:table-cell table:style-name="Default" office:value-type="string" calcext:value-type="string">
            <text:p>val_loss</text:p>
          </table:table-cell>
          <table:table-cell table:style-name="Default" office:value-type="string" calcext:value-type="string">
            <text:p>n_iter</text:p>
          </table:table-cell>
        </table:table-row>
        <table:table-row table:style-name="ro1">
          <table:table-cell table:style-name="Default" office:value-type="string" calcext:value-type="string">
            <text:p>10-5-10-20</text:p>
          </table:table-cell>
          <table:table-cell table:style-name="Default" office:value-type="float" office:value="0.00280203425473" calcext:value-type="float">
            <text:p>0.00280203425473</text:p>
          </table:table-cell>
          <table:table-cell table:style-name="Default" office:value-type="float" office:value="0.00288459885172" calcext:value-type="float">
            <text:p>0.00288459885172</text:p>
          </table:table-cell>
          <table:table-cell table:style-name="Default"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10-5-10-50</text:p>
          </table:table-cell>
          <table:table-cell table:style-name="Default" office:value-type="float" office:value="0.000708256571441" calcext:value-type="float">
            <text:p>0.000708256571441</text:p>
          </table:table-cell>
          <table:table-cell table:style-name="Default" office:value-type="float" office:value="0.000830868798102" calcext:value-type="float">
            <text:p>0.000830868798102</text:p>
          </table:table-cell>
          <table:table-cell table:style-name="Default" office:value-type="float" office:value="1811" calcext:value-type="float">
            <text:p>1811</text:p>
          </table:table-cell>
        </table:table-row>
        <table:table-row table:style-name="ro1">
          <table:table-cell table:style-name="Default" office:value-type="string" calcext:value-type="string">
            <text:p>10-5-10-100</text:p>
          </table:table-cell>
          <table:table-cell table:style-name="Default" office:value-type="float" office:value="0.00280234831035" calcext:value-type="float">
            <text:p>0.00280234831035</text:p>
          </table:table-cell>
          <table:table-cell table:style-name="Default" office:value-type="float" office:value="0.00288466529617" calcext:value-type="float">
            <text:p>0.00288466529617</text:p>
          </table:table-cell>
          <table:table-cell table:style-name="Default" office:value-type="float" office:value="10000" calcext:value-type="float">
            <text:p>10000</text:p>
          </table:table-cell>
        </table:table-row>
        <table:table-row table:style-name="ro1">
          <table:table-cell table:style-name="Default" office:value-type="string" calcext:value-type="string">
            <text:p>10-5-100-200</text:p>
          </table:table-cell>
          <table:table-cell table:style-name="Default" office:value-type="float" office:value="0.000674319777354" calcext:value-type="float">
            <text:p>0.000674319777354</text:p>
          </table:table-cell>
          <table:table-cell table:style-name="Default" office:value-type="float" office:value="0.000825114757212" calcext:value-type="float">
            <text:p>0.000825114757212</text:p>
          </table:table-cell>
          <table:table-cell table:style-name="Default"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10-5-100-500</text:p>
          </table:table-cell>
          <table:table-cell office:value-type="float" office:value="0.000653445863093" calcext:value-type="float">
            <text:p>0.000653445863093</text:p>
          </table:table-cell>
          <table:table-cell office:value-type="float" office:value="0.000769107678613" calcext:value-type="float">
            <text:p>0.000769107678613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10-5-100-1000</text:p>
          </table:table-cell>
          <table:table-cell office:value-type="float" office:value="0.000603869657441" calcext:value-type="float">
            <text:p>0.000603869657441</text:p>
          </table:table-cell>
          <table:table-cell office:value-type="float" office:value="0.000757811611063" calcext:value-type="float">
            <text:p>0.000757811611063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10-6-50-100</text:p>
          </table:table-cell>
          <table:table-cell office:value-type="float" office:value="0.000578614166636" calcext:value-type="float">
            <text:p>0.000578614166636</text:p>
          </table:table-cell>
          <table:table-cell office:value-type="float" office:value="0.000771294522836" calcext:value-type="float">
            <text:p>0.000771294522836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10-6-50-250</text:p>
          </table:table-cell>
          <table:table-cell office:value-type="float" office:value="0.000647091268246" calcext:value-type="float">
            <text:p>0.000647091268246</text:p>
          </table:table-cell>
          <table:table-cell office:value-type="float" office:value="0.000746286695357" calcext:value-type="float">
            <text:p>0.00074628669535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10-6-50-500</text:p>
          </table:table-cell>
          <table:table-cell office:value-type="float" office:value="0.000614391921149" calcext:value-type="float">
            <text:p>0.000614391921149</text:p>
          </table:table-cell>
          <table:table-cell office:value-type="float" office:value="0.000762779156537" calcext:value-type="float">
            <text:p>0.000762779156537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10-6-100-200</text:p>
          </table:table-cell>
          <table:table-cell office:value-type="float" office:value="0.000570817403442" calcext:value-type="float">
            <text:p>0.000570817403442</text:p>
          </table:table-cell>
          <table:table-cell office:value-type="float" office:value="0.000747415044096" calcext:value-type="float">
            <text:p>0.000747415044096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table:style-name="ce2" office:value-type="string" calcext:value-type="string">
            <text:p>10-6-100-500</text:p>
          </table:table-cell>
          <table:table-cell table:style-name="ce2" office:value-type="float" office:value="0.000540094684352" calcext:value-type="float">
            <text:p>0.000540094684352</text:p>
          </table:table-cell>
          <table:table-cell table:style-name="ce2" office:value-type="float" office:value="0.000669070270703" calcext:value-type="float">
            <text:p>0.000669070270703</text:p>
          </table:table-cell>
          <table:table-cell table:style-name="ce2"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10-6-100-1000</text:p>
          </table:table-cell>
          <table:table-cell office:value-type="float" office:value="0.000530021652421" calcext:value-type="float">
            <text:p>0.000530021652421</text:p>
          </table:table-cell>
          <table:table-cell office:value-type="float" office:value="0.000696744460093" calcext:value-type="float">
            <text:p>0.000696744460093</text:p>
          </table:table-cell>
          <table:table-cell office:value-type="float" office:value="735" calcext:value-type="float">
            <text:p>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4T10:50:05.736428737</dc:date>
    <meta:editing-duration>PT4M51S</meta:editing-duration>
    <meta:editing-cycles>1</meta:editing-cycles>
    <meta:document-statistic meta:table-count="1" meta:cell-count="51" meta:object-count="0"/>
    <meta:generator>LibreOffice/6.0.7.3$Linux_X86_64 LibreOffice_project/00m0$Build-3</meta:generator>
  </office:meta>
</office:document-meta>
</file>